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Invoice-2.1" table:style-name="ta1" table:print-ranges="A1:AF5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Invoice">
            <text:p>SelfBilledInvoice</text:p>
          </table:table-cell>
          <table:table-cell table:style-name="ce7" office:value-type="string" office:string-value="Self Billed Invoice. Details">
            <text:p>Self Billed Invoice. Details</text:p>
          </table:table-cell>
          <table:table-cell table:style-name="ce7" office:value-type="string" office:string-value=""/>
          <table:table-cell table:style-name="ce7" office:value-type="string" office:string-value="Self Billed Invoice">
            <text:p>Self Billed Invo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n Invoice document created by the Customer (rather than the Supplier) in a Self Billing relationship.">
            <text:p>An Invoice document created by the Customer (rather than the Supplier) in a Self Billing relationship.</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Self Billed Invoice. UBL Version Identifier. Identifier">
            <text:p>Self Billed Invoice. UBL Version Identifier. Identifier</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Self Billed Invoice. Customization Identifier. Identifier">
            <text:p>Self Billed Invoice. Customization Identifier. Identifier</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Self Billed Invoice. Profile Identifier. Identifier">
            <text:p>Self Billed Invoice. Profile Identifier. Identifier</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Self Billed Invoice. Profile Execution Identifier. Identifier">
            <text:p>Self Billed Invoice. Profile Execution Identifier. Identifier</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Self Billed Invoice. Identifier">
            <text:p>Self Billed Invoice. Identifier</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office:string-value="Self Billed Invoice. Copy_ Indicator. Indicator">
            <text:p>Self Billed Invoice. Copy_ Indicator. Indicator</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8]&lt;&gt;&quot;&quot;;CONCATENATE([.F8];&quot; &quot;;[.G8]);[.G8])"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8" office:value-type="string" office:string-value="Self Billed Invoice. UUID. Identifier">
            <text:p>Self Billed Invoice. UUID. Identifier</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9]&lt;&gt;&quot;&quot;;CONCATENATE([.F9];&quot; &quot;;[.G9]);[.G9])"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8" office:value-type="string" office:string-value="Self Billed Invoice. Issue Date. Date">
            <text:p>Self Billed Invoice. Issue Date. Dat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0]&lt;&gt;&quot;&quot;;CONCATENATE([.F10];&quot; &quot;;[.G10]);[.G10])"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8" office:value-type="string" office:string-value="Self Billed Invoice. Issue Time. Time">
            <text:p>Self Billed Invoice. Issue Time. Tim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1]&lt;&gt;&quot;&quot;;CONCATENATE([.F11];&quot; &quot;;[.G11]);[.G11])"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8" office:value-type="string" office:string-value="Self Billed Invoice. Tax Point Date. Date">
            <text:p>Self Billed Invoice. Tax Point Date. Dat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Tax Point">
            <text:p>Tax Point</text:p>
          </table:table-cell>
          <table:table-cell table:style-name="ce8" office:value-type="string" office:string-value="Date">
            <text:p>Date</text:p>
          </table:table-cell>
          <table:table-cell table:style-name="ce3" office:value-type="string" table:formula="of:=IF([.F12]&lt;&gt;&quot;&quot;;CONCATENATE([.F12];&quot; &quot;;[.G12]);[.G12])" office:string-value="Tax Point Date">
            <text:p>Tax Point Date</text:p>
          </table:table-cell>
          <table:table-cell table:style-name="ce8" office:value-type="string" office:string-value="Date">
            <text:p>Date</text:p>
          </table:table-cell>
          <table:table-cell table:style-name="ce8" office:value-type="string" office:string-value=""/>
          <table:table-cell table:style-name="ce3" office:value-type="string"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of the invoice for tax purposes, in accordance with the applicable tax regulation.">
            <text:p>The date of the invoice for tax purposes, in accordance with the applicable tax regul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8" office:value-type="string" office:string-value="Self Billed Invoice. Invoice Type Code. Code">
            <text:p>Self Billed Invoice. Invoice Type Code. Cod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Invoice Type">
            <text:p>Invoice Type</text:p>
          </table:table-cell>
          <table:table-cell table:style-name="ce8" office:value-type="string" office:string-value="Code">
            <text:p>Code</text:p>
          </table:table-cell>
          <table:table-cell table:style-name="ce3" office:value-type="string" table:formula="of:=IF([.F13]&lt;&gt;&quot;&quot;;CONCATENATE([.F13];&quot; &quot;;[.G13]);[.G13])" office:string-value="Invoice Type Code">
            <text:p>Invoice Type Code</text:p>
          </table:table-cell>
          <table:table-cell table:style-name="ce8" office:value-type="string" office:string-value="Code">
            <text:p>Code</text:p>
          </table:table-cell>
          <table:table-cell table:style-name="ce8" office:value-type="string" office:string-value=""/>
          <table:table-cell table:style-name="ce3" office:value-type="string"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type of invoice.">
            <text:p>A code signifying the type of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8" office:value-type="string" office:string-value="Self Billed Invoice. Note. Text">
            <text:p>Self Billed Invoice. Note. Text</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4]&lt;&gt;&quot;&quot;;CONCATENATE([.F14];&quot; &quot;;[.G14]);[.G14])"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8" office:value-type="string" office:string-value="Self Billed Invoice. Document_ Currency Code. Code">
            <text:p>Self Billed Invoice. Document_ Currency Code. Cod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8" office:value-type="string" office:string-value="Self Billed Invoice. Tax_ Currency Code. Code">
            <text:p>Self Billed Invoice. Tax_ Currency Code. Cod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tax amounts in the Invoice.">
            <text:p>A code signifying the currency used for tax amounts in the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8" office:value-type="string" office:string-value="Self Billed Invoice. Pricing_ Currency Code. Code">
            <text:p>Self Billed Invoice. Pricing_ Currency Code. Cod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rices in the Invoice.">
            <text:p>A code signifying the currency used for prices in the Invoic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8" office:value-type="string" office:string-value="Self Billed Invoice. Payment_ Currency Code. Code">
            <text:p>Self Billed Invoice. Payment_ Currency Code. Cod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Payment">
            <text:p>Pay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ayment in the Invoice.">
            <text:p>A code signifying the currency used for payment in the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8" office:value-type="string" office:string-value="Self Billed Invoice. Payment Alternative_ Currency Code. Code">
            <text:p>Self Billed Invoice. Payment Alternative_ Currency Code. Cod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Payment Alternative">
            <text:p>Payment Alternativ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9]&lt;&gt;&quot;&quot;;CONCATENATE([.F19];&quot; &quot;;[.G19]);[.G19])"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9]&lt;&gt;&quot;&quot;;CONCATENATE([.J19];&quot;_ &quot;;[.I19];&quot;. Type&quot;);CONCATENATE([.I19];&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alternative currency used for payment in the Invoice.">
            <text:p>A code signifying the alternative currency used for payment in the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8" office:value-type="string" office:string-value="Self Billed Invoice. Accounting Cost Code. Code">
            <text:p>Self Billed Invoice. Accounting Cost Code. Code</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20]&lt;&gt;&quot;&quot;;CONCATENATE([.F20];&quot; &quot;;[.G20]);[.G20])"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20]&lt;&gt;&quot;&quot;;CONCATENATE([.J20];&quot;_ &quot;;[.I20];&quot;. Type&quot;);CONCATENATE([.I20];&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accounting cost code, applied to the Invoice as a whole.">
            <text:p>An accounting cost code, applied to the Invoice as a who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8" office:value-type="string" office:string-value="Self Billed Invoice. Accounting Cost. Text">
            <text:p>Self Billed Invoice. Accounting Cost. Text</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1]&lt;&gt;&quot;&quot;;CONCATENATE([.F21];&quot; &quot;;[.G21]);[.G21])"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1]&lt;&gt;&quot;&quot;;CONCATENATE([.J21];&quot;_ &quot;;[.I21];&quot;. Type&quot;);CONCATENATE([.I2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accounting cost code, applied to the Invoice as a whole, expressed as text.">
            <text:p>An accounting cost code, applied to the Invoice as a whole, expressed as tex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8" office:value-type="string" office:string-value="Self Billed Invoice. Line Count. Numeric">
            <text:p>Self Billed Invoice. Line Count. Numeric</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2]&lt;&gt;&quot;&quot;;CONCATENATE([.F22];&quot; &quot;;[.G22]);[.G22])"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2]&lt;&gt;&quot;&quot;;CONCATENATE([.J22];&quot;_ &quot;;[.I22];&quot;. Type&quot;);CONCATENATE([.I22];&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Invoice Lines in this document.">
            <text:p>The number of Invoice Lines in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9" office:string-value="Self Billed Invoice. Invoice_ Period. Period">
            <text:p>Self Billed Invoice. Invoice_ Period. Period</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formula="of:=[.M23]"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eriod to which the Self Billed Invoice applies.">
            <text:p>A period to which the Self Billed Invoice appli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9" office:string-value="Self Billed Invoice. Order Reference">
            <text:p>Self Billed Invoice. Order Reference</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24]"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the Order with which this Invoice is associated.">
            <text:p>A reference to the Order with which this Invoice is associ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9" office:string-value="Self Billed Invoice. Billing Reference">
            <text:p>Self Billed Invoice. Billing Reference</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25]" office:value-type="string" table:style-name="ce9" office:string-value="Billing Reference">
            <text:p>Billing Reference</text:p>
          </table:table-cell>
          <table:table-cell office:value-type="string" table:style-name="ce9" office:string-value="Billing Reference">
            <text:p>Billing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Billing Reference">
            <text:p>Billing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billing document associated with this document.">
            <text:p>A reference to a billing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ContractDocumentReference">
            <text:p>ContractDocumentReference</text:p>
          </table:table-cell>
          <table:table-cell office:value-type="string" table:style-name="ce9" office:string-value="Self Billed Invoice. Contract_ Document Reference. Document Reference">
            <text:p>Self Billed Invoice. Contract_ Document Reference. Document Referenc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formula="of:=[.M2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contract associated with this document.">
            <text:p>A reference to a contrac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9" office:string-value="Self Billed Invoice. Despatch_ Document Reference. Document Reference">
            <text:p>Self Billed Invoice. Despatch_ Document Reference. Document Referenc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Despatch">
            <text:p>Despatch</text:p>
          </table:table-cell>
          <table:table-cell table:style-name="ce9" office:value-type="string" office:string-value=""/>
          <table:table-cell table:style-name="ce9" office:value-type="string" office:string-value=""/>
          <table:table-cell table:formula="of:=[.M27]"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9" office:string-value="Self Billed Invoice. Receipt_ Document Reference. Document Reference">
            <text:p>Self Billed Invoice. Receipt_ Document Reference. Document Referenc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Receipt">
            <text:p>Receipt</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Receipt Advice associated with this document.">
            <text:p>A reference to a Receipt Advice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9" office:string-value="Self Billed Invoice. Statement_ Document Reference. Document Reference">
            <text:p>Self Billed Invoice. Statement_ Document Reference. Document Referenc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Statement">
            <text:p>Statement</text:p>
          </table:table-cell>
          <table:table-cell table:style-name="ce9" office:value-type="string" office:string-value=""/>
          <table:table-cell table:style-name="ce9" office:value-type="string" office:string-value=""/>
          <table:table-cell table:formula="of:=[.M29]"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Statement associated with this document.">
            <text:p>A reference to a State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9" office:string-value="Self Billed Invoice. Originator_ Document Reference. Document Reference">
            <text:p>Self Billed Invoice. Originator_ Document Reference. Document Referenc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0]"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9" office:string-value="Self Billed Invoice. Additional_ Document Reference. Document Reference">
            <text:p>Self Billed Invoice. Additional_ Document Reference. Document Referenc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1]"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9" office:string-value="Self Billed Invoice. Signature">
            <text:p>Self Billed Invoice. Signature</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32]"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9" office:string-value="Self Billed Invoice. Accounting_ Customer Party. Customer Party">
            <text:p>Self Billed Invoice. Accounting_ Customer Party. Customer Party</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3]"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9" office:string-value="Self Billed Invoice. Accounting_ Supplier Party. Supplier Party">
            <text:p>Self Billed Invoice. Accounting_ Supplier Party. Supplier Party</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4]"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9" office:string-value="Self Billed Invoice. Buyer_ Customer Party. Customer Party">
            <text:p>Self Billed Invoice. Buyer_ Customer Party. Customer Party</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5]"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9" office:string-value="Self Billed Invoice. Seller_ Supplier Party. Supplier Party">
            <text:p>Self Billed Invoice. Seller_ Supplier Party. Supplier Party</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36]"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9" office:string-value="Self Billed Invoice. Payee_ Party. Party">
            <text:p>Self Billed Invoice. Payee_ Party. Party</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Payee">
            <text:p>Payee</text:p>
          </table:table-cell>
          <table:table-cell table:style-name="ce9" office:value-type="string" office:string-value=""/>
          <table:table-cell table:style-name="ce9" office:value-type="string" office:string-value=""/>
          <table:table-cell table:formula="of:=[.M37]"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yee.">
            <text:p>The paye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9" office:string-value="Self Billed Invoice. Tax Representative_ Party. Party">
            <text:p>Self Billed Invoice. Tax Representative_ Party. Party</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Tax Representative">
            <text:p>Tax Representative</text:p>
          </table:table-cell>
          <table:table-cell table:style-name="ce9" office:value-type="string" office:string-value=""/>
          <table:table-cell table:style-name="ce9" office:value-type="string" office:string-value=""/>
          <table:table-cell table:formula="of:=[.M38]"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ax representative.">
            <text:p>The tax representa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9" office:string-value="Self Billed Invoice. Delivery">
            <text:p>Self Billed Invoice. Delivery</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39]"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9" office:string-value="Self Billed Invoice. Delivery Terms">
            <text:p>Self Billed Invoice. Delivery Terms</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40]"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9" office:string-value="Self Billed Invoice. Payment Means">
            <text:p>Self Billed Invoice. Payment Means</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9" office:string-value="Self Billed Invoice. Payment Terms">
            <text:p>Self Billed Invoice. Payment Terms</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42]"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epaidPayment">
            <text:p>PrepaidPayment</text:p>
          </table:table-cell>
          <table:table-cell office:value-type="string" table:style-name="ce9" office:string-value="Self Billed Invoice. Prepaid_ Payment. Payment">
            <text:p>Self Billed Invoice. Prepaid_ Payment. Payment</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Prepaid">
            <text:p>Prepaid</text:p>
          </table:table-cell>
          <table:table-cell table:style-name="ce9" office:value-type="string" office:string-value=""/>
          <table:table-cell table:style-name="ce9" office:value-type="string" office:string-value=""/>
          <table:table-cell table:formula="of:=[.M43]" office:value-type="string" table:style-name="ce9" office:string-value="Payment">
            <text:p>Payment</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xt:p>Paymen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repaid payment.">
            <text:p>A prepaid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AllowanceCharge">
            <text:p>AllowanceCharge</text:p>
          </table:table-cell>
          <table:table-cell office:value-type="string" table:style-name="ce9" office:string-value="Self Billed Invoice. Allowance Charge">
            <text:p>Self Billed Invoice. Allowance Charge</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44]"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9" office:string-value="Self Billed Invoice. Tax_ Exchange Rate. Exchange Rate">
            <text:p>Self Billed Invoice. Tax_ Exchange Rate. Exchange Rat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5]"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9" office:string-value="Self Billed Invoice. Pricing_ Exchange Rate. Exchange Rate">
            <text:p>Self Billed Invoice. Pricing_ Exchange Rate. Exchange Rat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6]"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9" office:string-value="Self Billed Invoice. Payment_ Exchange Rate. Exchange Rate">
            <text:p>Self Billed Invoice. Payment_ Exchange Rate. Exchange Rat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7]"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9" office:string-value="Self Billed Invoice. Payment Alternative_ Exchange Rate. Exchange Rate">
            <text:p>Self Billed Invoice. Payment Alternative_ Exchange Rate. Exchange Rate</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Payment Alternative">
            <text:p>Payment Alternative</text:p>
          </table:table-cell>
          <table:table-cell table:style-name="ce9" office:value-type="string" office:string-value=""/>
          <table:table-cell table:style-name="ce9" office:value-type="string" office:string-value=""/>
          <table:table-cell table:formula="of:=[.M48]"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alternative currency.">
            <text:p>The exchange rate between the document currency and the payment alternative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TaxTotal">
            <text:p>TaxTotal</text:p>
          </table:table-cell>
          <table:table-cell office:value-type="string" table:style-name="ce9" office:string-value="Self Billed Invoice. Tax Total">
            <text:p>Self Billed Invoice. Tax Total</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49]"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LegalMonetaryTotal">
            <text:p>LegalMonetaryTotal</text:p>
          </table:table-cell>
          <table:table-cell office:value-type="string" table:style-name="ce9" office:string-value="Self Billed Invoice. Legal_ Monetary Total. Monetary Total">
            <text:p>Self Billed Invoice. Legal_ Monetary Total. Monetary Total</text:p>
          </table:table-cell>
          <table:table-cell table:style-name="ce9" office:value-type="string" office:string-value=""/>
          <table:table-cell office:value-type="string" table:style-name="ce9" office:string-value="Self Billed Invoice">
            <text:p>Self Billed Invoice</text:p>
          </table:table-cell>
          <table:table-cell office:value-type="string" table:style-name="ce9" office:string-value="Legal">
            <text:p>Legal</text:p>
          </table:table-cell>
          <table:table-cell table:style-name="ce9" office:value-type="string" office:string-value=""/>
          <table:table-cell table:style-name="ce9" office:value-type="string" office:string-value=""/>
          <table:table-cell table:formula="of:=[.M50]"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A set of totals associated with this Invoice that are required for the Invoice to be a legal document.">
            <text:p>A set of totals associated with this Invoice that are required for the Invoice to be a legal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InvoiceLine">
            <text:p>InvoiceLine</text:p>
          </table:table-cell>
          <table:table-cell office:value-type="string" table:style-name="ce9" office:string-value="Self Billed Invoice. Invoice Line">
            <text:p>Self Billed Invoice. Invoice Line</text:p>
          </table:table-cell>
          <table:table-cell table:style-name="ce9" office:value-type="string" office:string-value=""/>
          <table:table-cell office:value-type="string" table:style-name="ce9"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
          <table:table-cell table:formula="of:=[.M51]" office:value-type="string" table:style-name="ce9" office:string-value="Invoice Line">
            <text:p>Invoice Line</text:p>
          </table:table-cell>
          <table:table-cell office:value-type="string" table:style-name="ce9" office:string-value="Invoice Line">
            <text:p>Invoice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Invoice Line">
            <text:p>Invoice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line describing an Invoice Item.">
            <text:p>A line describing an Invoice Item.</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